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aco" svg:font-family="Monaco, Menlo, Consolas, 'courier new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050" officeooo:paragraph-rsid="0001e050"/>
    </style:style>
    <style:style style:name="P2" style:family="paragraph" style:parent-style-name="Standard">
      <style:text-properties fo:font-weight="bold" officeooo:rsid="00030980" officeooo:paragraph-rsid="00030980" style:font-weight-asian="bold" style:font-weight-complex="bold"/>
    </style:style>
    <style:style style:name="P3" style:family="paragraph" style:parent-style-name="Standard">
      <style:text-properties fo:font-weight="bold" officeooo:paragraph-rsid="0006de2a" style:font-weight-asian="bold" style:font-weight-complex="bold"/>
    </style:style>
    <style:style style:name="P4" style:family="paragraph" style:parent-style-name="Standard">
      <style:text-properties fo:font-weight="bold" officeooo:rsid="000d8343" officeooo:paragraph-rsid="000d8343" style:font-weight-asian="bold" style:font-weight-complex="bold"/>
    </style:style>
    <style:style style:name="P5" style:family="paragraph" style:parent-style-name="Standard">
      <style:text-properties fo:font-weight="bold" officeooo:rsid="00034f7d" officeooo:paragraph-rsid="000d8343" style:font-weight-asian="bold" style:font-weight-complex="bold"/>
    </style:style>
    <style:style style:name="P6" style:family="paragraph" style:parent-style-name="Standard">
      <style:text-properties fo:font-weight="bold" officeooo:paragraph-rsid="000ea7bc" style:font-weight-asian="bold" style:font-weight-complex="bold"/>
    </style:style>
    <style:style style:name="P7" style:family="paragraph" style:parent-style-name="Standard">
      <style:text-properties fo:font-weight="bold" officeooo:rsid="000ea7bc" officeooo:paragraph-rsid="000ea7bc" style:font-weight-asian="bold" style:font-weight-complex="bold"/>
    </style:style>
    <style:style style:name="P8" style:family="paragraph" style:parent-style-name="Standard">
      <style:text-properties fo:font-weight="bold" officeooo:rsid="000fc439" officeooo:paragraph-rsid="000fc439" style:font-weight-asian="bold" style:font-weight-complex="bold"/>
    </style:style>
    <style:style style:name="P9" style:family="paragraph" style:parent-style-name="Standard">
      <style:text-properties fo:font-weight="bold" officeooo:rsid="0017b51e" officeooo:paragraph-rsid="0017b51e" style:font-weight-asian="bold" style:font-weight-complex="bold"/>
    </style:style>
    <style:style style:name="P10" style:family="paragraph" style:parent-style-name="Standard">
      <style:text-properties fo:font-weight="bold" officeooo:rsid="001b4ef9" officeooo:paragraph-rsid="001b4ef9" style:font-weight-asian="bold" style:font-weight-complex="bold"/>
    </style:style>
    <style:style style:name="P11" style:family="paragraph" style:parent-style-name="Standard">
      <style:text-properties fo:font-weight="normal" officeooo:paragraph-rsid="0006de2a" style:font-weight-asian="normal" style:font-weight-complex="normal"/>
    </style:style>
    <style:style style:name="P12" style:family="paragraph" style:parent-style-name="Standard">
      <style:text-properties fo:font-weight="normal" officeooo:paragraph-rsid="000d8343" style:font-weight-asian="normal" style:font-weight-complex="normal"/>
    </style:style>
    <style:style style:name="P13" style:family="paragraph" style:parent-style-name="Standard">
      <style:text-properties fo:font-weight="normal" officeooo:rsid="0017b51e" officeooo:paragraph-rsid="0017b51e" style:font-weight-asian="normal" style:font-weight-complex="normal"/>
    </style:style>
    <style:style style:name="P14" style:family="paragraph" style:parent-style-name="Standard">
      <style:text-properties fo:font-weight="normal" officeooo:rsid="001b4ef9" officeooo:paragraph-rsid="001b4ef9" style:font-weight-asian="normal" style:font-weight-complex="normal"/>
    </style:style>
    <style:style style:name="P15" style:family="paragraph" style:parent-style-name="Standard">
      <style:text-properties officeooo:paragraph-rsid="0001e050"/>
    </style:style>
    <style:style style:name="P16" style:family="paragraph" style:parent-style-name="Standard">
      <style:text-properties officeooo:paragraph-rsid="00030980"/>
    </style:style>
    <style:style style:name="P17" style:family="paragraph" style:parent-style-name="Standard">
      <style:text-properties officeooo:rsid="00030980" officeooo:paragraph-rsid="00030980"/>
    </style:style>
    <style:style style:name="P18" style:family="paragraph" style:parent-style-name="Standard">
      <style:text-properties officeooo:rsid="00034f7d" officeooo:paragraph-rsid="00034f7d"/>
    </style:style>
    <style:style style:name="P19" style:family="paragraph" style:parent-style-name="Standard">
      <style:text-properties officeooo:rsid="00034f7d" officeooo:paragraph-rsid="00058706"/>
    </style:style>
    <style:style style:name="P20" style:family="paragraph" style:parent-style-name="Standard">
      <style:text-properties officeooo:rsid="00034f7d" officeooo:paragraph-rsid="000d8343"/>
    </style:style>
    <style:style style:name="P21" style:family="paragraph" style:parent-style-name="Standard">
      <style:text-properties officeooo:rsid="00034f7d" officeooo:paragraph-rsid="0019b2ec"/>
    </style:style>
    <style:style style:name="P22" style:family="paragraph" style:parent-style-name="Standard">
      <style:text-properties officeooo:paragraph-rsid="0003df29"/>
    </style:style>
    <style:style style:name="P23" style:family="paragraph" style:parent-style-name="Standard">
      <style:text-properties officeooo:paragraph-rsid="00058706"/>
    </style:style>
    <style:style style:name="P24" style:family="paragraph" style:parent-style-name="Standard">
      <style:text-properties fo:font-size="16pt" fo:font-weight="bold" officeooo:rsid="0008a482" officeooo:paragraph-rsid="0008a482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paragraph-rsid="0006de2a"/>
    </style:style>
    <style:style style:name="P26" style:family="paragraph" style:parent-style-name="Standard">
      <style:text-properties officeooo:paragraph-rsid="0008a482"/>
    </style:style>
    <style:style style:name="P27" style:family="paragraph" style:parent-style-name="Standard">
      <style:text-properties officeooo:rsid="0008a482" officeooo:paragraph-rsid="0008a482"/>
    </style:style>
    <style:style style:name="P28" style:family="paragraph" style:parent-style-name="Standard">
      <style:text-properties fo:font-size="18pt" fo:font-weight="bold" officeooo:paragraph-rsid="0008a482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0d8343" officeooo:paragraph-rsid="000d8343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20pt" fo:font-weight="bold" officeooo:rsid="0006de2a" officeooo:paragraph-rsid="0006de2a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20pt" fo:font-weight="bold" officeooo:rsid="0001e050" officeooo:paragraph-rsid="0001e050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font-weight="bold" officeooo:rsid="000d8343" officeooo:paragraph-rsid="000d8343" style:font-size-asian="20pt" style:font-weight-asian="bold" style:font-size-complex="20pt" style:font-weight-complex="bold"/>
    </style:style>
    <style:style style:name="P33" style:family="paragraph" style:parent-style-name="Standard">
      <style:text-properties officeooo:paragraph-rsid="000d8343"/>
    </style:style>
    <style:style style:name="P34" style:family="paragraph" style:parent-style-name="Standard">
      <style:text-properties fo:font-size="12pt" fo:font-weight="bold" officeooo:rsid="000d8343" officeooo:paragraph-rsid="000d8343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normal" officeooo:rsid="001bc153" officeooo:paragraph-rsid="001bc153" style:font-size-asian="10.5pt" style:font-weight-asian="normal" style:font-size-complex="12pt" style:font-weight-complex="normal"/>
    </style:style>
    <style:style style:name="P36" style:family="paragraph" style:parent-style-name="Standard">
      <style:text-properties officeooo:paragraph-rsid="000e595b"/>
    </style:style>
    <style:style style:name="P37" style:family="paragraph" style:parent-style-name="Standard">
      <style:text-properties officeooo:paragraph-rsid="000ea7bc"/>
    </style:style>
    <style:style style:name="P38" style:family="paragraph" style:parent-style-name="Standard">
      <style:text-properties officeooo:rsid="000ea7bc" officeooo:paragraph-rsid="000d8343"/>
    </style:style>
    <style:style style:name="P39" style:family="paragraph" style:parent-style-name="Standard">
      <style:text-properties officeooo:rsid="000fc439" officeooo:paragraph-rsid="000fc439"/>
    </style:style>
    <style:style style:name="P40" style:family="paragraph" style:parent-style-name="Standard">
      <style:text-properties officeooo:paragraph-rsid="00146871"/>
    </style:style>
    <style:style style:name="P41" style:family="paragraph" style:parent-style-name="Standard">
      <style:text-properties officeooo:paragraph-rsid="0014be97"/>
    </style:style>
    <style:style style:name="P42" style:family="paragraph" style:parent-style-name="Standard">
      <style:text-properties officeooo:paragraph-rsid="00164aeb"/>
    </style:style>
    <style:style style:name="P43" style:family="paragraph" style:parent-style-name="Standard">
      <style:text-properties officeooo:paragraph-rsid="0019b2ec"/>
    </style:style>
    <style:style style:name="P44" style:family="paragraph" style:parent-style-name="Standard">
      <style:text-properties officeooo:paragraph-rsid="001b4ef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e050" style:font-weight-asian="normal" style:font-weight-complex="normal"/>
    </style:style>
    <style:style style:name="T3" style:family="text">
      <style:text-properties fo:font-weight="normal" officeooo:rsid="00030980" style:font-weight-asian="normal" style:font-weight-complex="normal"/>
    </style:style>
    <style:style style:name="T4" style:family="text">
      <style:text-properties fo:font-weight="normal" officeooo:rsid="00034f7d" style:font-weight-asian="normal" style:font-weight-complex="normal"/>
    </style:style>
    <style:style style:name="T5" style:family="text">
      <style:text-properties fo:font-weight="normal" officeooo:rsid="0003df29" style:font-weight-asian="normal" style:font-weight-complex="normal"/>
    </style:style>
    <style:style style:name="T6" style:family="text">
      <style:text-properties fo:font-weight="normal" officeooo:rsid="0004e7c7" style:font-weight-asian="normal" style:font-weight-complex="normal"/>
    </style:style>
    <style:style style:name="T7" style:family="text">
      <style:text-properties fo:font-weight="normal" officeooo:rsid="00058706" style:font-weight-asian="normal" style:font-weight-complex="normal"/>
    </style:style>
    <style:style style:name="T8" style:family="text">
      <style:text-properties fo:font-weight="normal" officeooo:rsid="0006de2a" style:font-weight-asian="normal" style:font-weight-complex="normal"/>
    </style:style>
    <style:style style:name="T9" style:family="text">
      <style:text-properties fo:font-weight="normal" officeooo:rsid="0008a482" style:font-weight-asian="normal" style:font-weight-complex="normal"/>
    </style:style>
    <style:style style:name="T10" style:family="text">
      <style:text-properties fo:font-weight="normal" officeooo:rsid="0009087e" style:font-weight-asian="normal" style:font-weight-complex="normal"/>
    </style:style>
    <style:style style:name="T11" style:family="text">
      <style:text-properties fo:font-weight="normal" officeooo:rsid="00098c95" style:font-weight-asian="normal" style:font-weight-complex="normal"/>
    </style:style>
    <style:style style:name="T12" style:family="text">
      <style:text-properties fo:font-weight="normal" officeooo:rsid="000d8343" style:font-weight-asian="normal" style:font-weight-complex="normal"/>
    </style:style>
    <style:style style:name="T13" style:family="text">
      <style:text-properties fo:font-weight="normal" officeooo:rsid="000e595b" style:font-weight-asian="normal" style:font-weight-complex="normal"/>
    </style:style>
    <style:style style:name="T14" style:family="text">
      <style:text-properties fo:font-weight="normal" officeooo:rsid="000ea7bc" style:font-weight-asian="normal" style:font-weight-complex="normal"/>
    </style:style>
    <style:style style:name="T15" style:family="text">
      <style:text-properties fo:font-weight="normal" officeooo:rsid="000fc439" style:font-weight-asian="normal" style:font-weight-complex="normal"/>
    </style:style>
    <style:style style:name="T16" style:family="text">
      <style:text-properties fo:font-weight="normal" officeooo:rsid="00138ab3" style:font-weight-asian="normal" style:font-weight-complex="normal"/>
    </style:style>
    <style:style style:name="T17" style:family="text">
      <style:text-properties fo:font-weight="normal" officeooo:rsid="00146871" style:font-weight-asian="normal" style:font-weight-complex="normal"/>
    </style:style>
    <style:style style:name="T18" style:family="text">
      <style:text-properties fo:font-weight="normal" officeooo:rsid="0014be97" style:font-weight-asian="normal" style:font-weight-complex="normal"/>
    </style:style>
    <style:style style:name="T19" style:family="text">
      <style:text-properties fo:font-weight="normal" officeooo:rsid="00164aeb" style:font-weight-asian="normal" style:font-weight-complex="normal"/>
    </style:style>
    <style:style style:name="T20" style:family="text">
      <style:text-properties fo:font-weight="normal" officeooo:rsid="00196969" style:font-weight-asian="normal" style:font-weight-complex="normal"/>
    </style:style>
    <style:style style:name="T21" style:family="text">
      <style:text-properties fo:font-weight="normal" officeooo:rsid="0019b2ec" style:font-weight-asian="normal" style:font-weight-complex="normal"/>
    </style:style>
    <style:style style:name="T22" style:family="text">
      <style:text-properties fo:font-weight="normal" officeooo:rsid="001b4ef9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1e050" style:font-weight-asian="bold" style:font-weight-complex="bold"/>
    </style:style>
    <style:style style:name="T25" style:family="text">
      <style:text-properties fo:font-weight="bold" officeooo:rsid="00030980" style:font-weight-asian="bold" style:font-weight-complex="bold"/>
    </style:style>
    <style:style style:name="T26" style:family="text">
      <style:text-properties fo:font-weight="bold" officeooo:rsid="0003df29" style:font-weight-asian="bold" style:font-weight-complex="bold"/>
    </style:style>
    <style:style style:name="T27" style:family="text">
      <style:text-properties fo:font-weight="bold" officeooo:rsid="00058706" style:font-weight-asian="bold" style:font-weight-complex="bold"/>
    </style:style>
    <style:style style:name="T28" style:family="text">
      <style:text-properties fo:font-weight="bold" officeooo:rsid="000d8343" style:font-weight-asian="bold" style:font-weight-complex="bold"/>
    </style:style>
    <style:style style:name="T29" style:family="text">
      <style:text-properties fo:font-weight="bold" officeooo:rsid="000e595b" style:font-weight-asian="bold" style:font-weight-complex="bold"/>
    </style:style>
    <style:style style:name="T30" style:family="text">
      <style:text-properties fo:font-weight="bold" officeooo:rsid="00112f55" style:font-weight-asian="bold" style:font-weight-complex="bold"/>
    </style:style>
    <style:style style:name="T31" style:family="text">
      <style:text-properties fo:font-weight="bold" officeooo:rsid="0014be97" style:font-weight-asian="bold" style:font-weight-complex="bold"/>
    </style:style>
    <style:style style:name="T32" style:family="text">
      <style:text-properties fo:font-weight="bold" officeooo:rsid="00164aeb" style:font-weight-asian="bold" style:font-weight-complex="bold"/>
    </style:style>
    <style:style style:name="T33" style:family="text">
      <style:text-properties fo:font-weight="bold" officeooo:rsid="001b4ef9" style:font-weight-asian="bold" style:font-weight-complex="bold"/>
    </style:style>
    <style:style style:name="T34" style:family="text">
      <style:text-properties fo:font-weight="bold" officeooo:rsid="0019b2ec" style:font-weight-asian="bold" style:font-weight-complex="bold"/>
    </style:style>
    <style:style style:name="T35" style:family="text">
      <style:text-properties officeooo:rsid="00030980"/>
    </style:style>
    <style:style style:name="T36" style:family="text">
      <style:text-properties officeooo:rsid="00034f7d"/>
    </style:style>
    <style:style style:name="T37" style:family="text">
      <style:text-properties officeooo:rsid="0006de2a"/>
    </style:style>
    <style:style style:name="T38" style:family="text">
      <style:text-properties officeooo:rsid="000d8343"/>
    </style:style>
    <style:style style:name="T39" style:family="text">
      <style:text-properties officeooo:rsid="000fc439"/>
    </style:style>
    <style:style style:name="T40" style:family="text">
      <style:text-properties officeooo:rsid="001b4ef9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18pt" fo:font-weight="normal" officeooo:rsid="0019b2ec" style:font-size-asian="18pt" style:font-weight-asian="normal" style:font-size-complex="18pt" style:font-weight-complex="normal"/>
    </style:style>
    <style:style style:name="T43" style:family="text">
      <style:text-properties officeooo:rsid="001c4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ono vs Fle<text:span text:style-name="T43">x</text:span></text:p>
      <text:p text:style-name="P35">Mono – returns 1 element, Flux – many.</text:p>
      <text:p text:style-name="P35">Mono.just(object) – create Mono with data.</text:p>
      <text:p text:style-name="P34"/>
      <text:p text:style-name="P31">WebClient</text:p>
      <text:p text:style-name="P15"><text:span text:style-name="T2">In fact - wrapper arrond class which “knows how to communicate via http”.</text:span></text:p>
      <text:p text:style-name="P15"><text:span text:style-name="T2">By default uses </text:span><text:span text:style-name="T24">reactor.netty.http.client.HttpClient</text:span><text:span text:style-name="T2">.</text:span></text:p>
      <text:p text:style-name="P16"><text:span text:style-name="T2">Configure others using </text:span><text:span text:style-name="T24">W</text:span><text:span text:style-name="T25">ebClient.builder().</text:span><text:span text:style-name="T24">clientConnector</text:span><text:span text:style-name="T25">(...)</text:span><text:span text:style-name="T3"> with </text:span><text:span text:style-name="T2">adapters:</text:span></text:p>
      <text:p text:style-name="P1"><text:span text:style-name="T1">- Reactor Netty: new ReactorClientHttpConnector(…)</text:span></text:p>
      <text:p text:style-name="P1"><text:span text:style-name="T1">- Jetty: new JettyClientHttpConnector(…)</text:span></text:p>
      <text:p text:style-name="P1"><text:span text:style-name="T1">- </text:span><text:span text:style-name="T3">Client from </text:span><text:span text:style-name="T1">Apache HttpComponents: new HttpComponentsClientHttpConnector(client)</text:span></text:p>
      <text:p text:style-name="P1"><text:span text:style-name="T1">- </text:span><text:span text:style-name="T6">HttpClient from Java 11: will be implemented later</text:span></text:p>
      <text:p text:style-name="P1"><text:span text:style-name="T1"/></text:p>
      <text:p text:style-name="P16"><text:span text:style-name="T2">Build with simple WebClient.create(…) </text:span><text:span text:style-name="T3">or with </text:span><text:span text:style-name="T2">W</text:span><text:span text:style-name="T3">ebClient.builder().</text:span></text:p>
      <text:p text:style-name="P2">Methods of builder:</text:p>
      <text:p text:style-name="P17"><text:span text:style-name="T1">baseUrl(String) – to use relative path later</text:span></text:p>
      <text:p text:style-name="P17"><text:span text:style-name="T1">defaultCookie(…)</text:span></text:p>
      <text:p text:style-name="P17"><text:span text:style-name="T1">defaultHeader(…)</text:span></text:p>
      <text:p text:style-name="P16"><text:span text:style-name="T3">defaultRequest(</text:span><text:span text:style-name="T4">Consumer&lt;</text:span><text:span text:style-name="T3">RequestHeadersSpec</text:span><text:span text:style-name="T4">&gt;</text:span><text:span text:style-name="T3">) - </text:span><text:span text:style-name="T4">in fact c</text:span><text:span text:style-name="T5">onsumer</text:span><text:span text:style-name="T4"> m</text:span><text:span text:style-name="T5">odifies</text:span><text:span text:style-name="T4"> headers for each <text:tab/>request.</text:span></text:p>
      <text:p text:style-name="P22"><text:span text:style-name="T3">filter</text:span><text:span text:style-name="T5">(...) - in fact may modify overal request.</text:span></text:p>
      <text:p text:style-name="P22"><text:span text:style-name="T5"><text:tab/></text:span><text:span text:style-name="T26">Note about impl.</text:span><text:span text:style-name="T5">: after done with request return next.exchange(modifiedRequest)</text:span></text:p>
      <text:p text:style-name="P17"><text:span text:style-name="T1">exchangeStrategies(…</text:span><text:span text:style-name="T4">) like a set of ExchangeFunction – some codecs???</text:span></text:p>
      <text:p text:style-name="P18"><text:span text:style-name="T1">clientConnector(…) - see above, what to use as “transport”</text:span></text:p>
      <text:p text:style-name="P23"><text:span text:style-name="T4">codecs(C</text:span><text:span text:style-name="T21">onsumer&lt;codec configurer, in fact getters+setters&gt;</text:span><text:span text:style-name="T7">) - </text:span><text:span text:style-name="T21">codec is like Serializer or Deserializer.</text:span></text:p>
      <text:p text:style-name="P43"><text:span text:style-name="T21"><text:tab/>Do not allow to register default codecs (use only custom)</text:span></text:p>
      <text:p text:style-name="P43"><text:span text:style-name="T21"><text:tab/><text:tab/>configurer -&gt; configurer.registerDefaults(false)</text:span></text:p>
      <text:p text:style-name="P21"><text:span text:style-name="T7"><text:tab/></text:span><text:span text:style-name="T21">Set another default codec:</text:span></text:p>
      <text:p text:style-name="P21"><text:span text:style-name="T21"><text:tab/><text:tab/>configurer → defaultCodecs().jaxb2Decoder(...)/jackson2JsonEncoder(...)/etc.</text:span></text:p>
      <text:p text:style-name="P21"><text:span text:style-name="T21"><text:tab/>Set custom codec:</text:span></text:p>
      <text:p text:style-name="P21"><text:span text:style-name="T21"><text:tab/><text:tab/>configurer -&gt; configurer.customCodecs().register(Object).</text:span></text:p>
      <text:p text:style-name="P21"><text:span text:style-name="T21"><text:tab/><text:tab/></text:span><text:span text:style-name="T33">Argument should be: </text:span><text:span text:style-name="T21">HttpMessageReader/HttpMessageWriter/Encoder/Decoder</text:span></text:p>
      <text:p text:style-name="P21"><text:span text:style-name="T7"><text:tab/></text:span><text:span text:style-name="T27">Note:</text:span><text:span text:style-name="T7"> <text:s/>there is some buffer for codecs, which may be too small, and cause <text:tab/></text:span><text:span text:style-name="T27">org.springframework.core.io.buffer.DataBufferLimitException</text:span></text:p>
      <text:p text:style-name="P43"><text:span text:style-name="T7"><text:tab/>i</text:span><text:span text:style-name="T21">ncrease size by</text:span></text:p>
      <text:p text:style-name="P43"><text:span text:style-name="T21"><text:tab/><text:tab/>co</text:span><text:span text:style-name="T4">nfigurer -&gt; configurer.defaultCodecs().maxInMemorySize(2 * 1024 * 1024))</text:span></text:p>
      <text:p text:style-name="P43"><text:span text:style-name="T4"/></text:p>
      <text:p text:style-name="P10"><text:span text:style-name="T36">M</text:span>ore about codecs</text:p>
      <text:p text:style-name="P14">Data is converted by <text:span text:style-name="T23">HttpMessageReader </text:span>and<text:span text:style-name="T23"> HttpMessageWriter.</text:span></text:p>
      <text:p text:style-name="P44"><text:span text:style-name="T4">T</text:span><text:span text:style-name="T22">here are Spring’s common interfaces </text:span><text:span text:style-name="T33">Encoder/Decoder</text:span><text:span text:style-name="T22"> to convert data. They will be wraped by <text:s/></text:span><text:span text:style-name="T34">EncoderHttpMessageWriter/D</text:span><text:span text:style-name="T33">ecoder</text:span><text:span text:style-name="T34">HttpMessageR</text:span><text:span text:style-name="T33">eader.</text:span></text:p>
      <text:p text:style-name="P34"><text:span text:style-name="T21"/></text:p>
      <text:p text:style-name="P4"><text:span text:style-name="T41">Sent request</text:span></text:p>
      <text:p text:style-name="P33"><text:span text:style-name="T3">webClient</text:span></text:p>
      <text:p text:style-name="P33"><text:span text:style-name="T3"><text:s text:c="12"/>.p</text:span><text:span text:style-name="T15">ost</text:span><text:span text:style-name="T3">() - </text:span><text:span text:style-name="T15">HTTP method </text:span></text:p>
      <text:p text:style-name="P33"><text:span text:style-name="T3"><text:s text:c="12"/>.uri("/user/</text:span><text:span text:style-name="T15">{id}</text:span><text:span text:style-name="T3">", id) – </text:span><text:span text:style-name="T15">will be added to base-url(see above)</text:span></text:p>
      <text:p text:style-name="P33"><text:span text:style-name="T15"><text:tab/>.contentType(MediaType.*)</text:span></text:p>
      <text:p text:style-name="P33"><text:soft-page-break/><text:span text:style-name="T15"><text:tab/>.</text:span><text:span text:style-name="T20">attribute(...) - attributes helps to pass some context to filters</text:span></text:p>
      <text:p text:style-name="P40"><text:span text:style-name="T15"><text:tab/>.body(</text:span><text:span text:style-name="T16">pub</text:span><text:span text:style-name="T17">lisher</text:span><text:span text:style-name="T16">, User.class) – pub</text:span><text:span text:style-name="T17">lisher</text:span><text:span text:style-name="T16"> may be Mono/Flux</text:span></text:p>
      <text:p text:style-name="P40"><text:span text:style-name="T16"><text:tab/></text:span><text:span text:style-name="T31">or</text:span></text:p>
      <text:p text:style-name="P33"><text:span text:style-name="T16"><text:tab/>.bodyValue(obj) – ready value</text:span></text:p>
      <text:p text:style-name="P33"><text:span text:style-name="T16"><text:tab/></text:span><text:span text:style-name="T31">or</text:span></text:p>
      <text:p text:style-name="P41"><text:span text:style-name="T18"><text:tab/>body(BodyInserters.fromFormData("k1", "v1").with("k2", "v2")) – </text:span><text:span text:style-name="T31">form data,</text:span></text:p>
      <text:p text:style-name="P41"><text:span text:style-name="T31"><text:tab/><text:tab/>content will be set to application/x-www-form-urlencoded</text:span></text:p>
      <text:p text:style-name="P41"><text:span text:style-name="T31"><text:tab/></text:span><text:span text:style-name="T32">or</text:span></text:p>
      <text:p text:style-name="P42"><text:span text:style-name="T19"><text:tab/>body(</text:span><text:span text:style-name="T32">MultiValueMap&lt;String, String&gt;</text:span><text:span text:style-name="T19">) - </text:span><text:span text:style-name="T32">also will be send as form data;</text:span></text:p>
      <text:p text:style-name="P42"><text:span text:style-name="T19"><text:tab/><text:tab/></text:span><text:span text:style-name="T32">FormHttpMessageWriter</text:span><text:span text:style-name="T19"> is used to config http-request</text:span></text:p>
      <text:p text:style-name="P33"><text:span text:style-name="T15"><text:tab/>&lt;code to get response, see below&gt;</text:span></text:p>
      <text:p text:style-name="P9"/>
      <text:p text:style-name="P9"><text:span text:style-name="T39">M</text:span>ultipart data</text:p>
      <text:p text:style-name="P13">Pass MultiValueMap&lt;String, ?&gt; to .body(…). <text:span text:style-name="T23">Content-type</text:span> for each part is <text:span text:style-name="T23">not mandatory</text:span> – will be determined automatically by some <text:span text:style-name="T23">HttpMessageWriter</text:span>. Use MultipartBodyBuilder to create <text:s/>MultiValueMap.</text:p>
      <text:p text:style-name="P9">If the MultiValueMap contains at least one non-String value, then do something with Content-Type???</text:p>
      <text:p text:style-name="P20"><text:span text:style-name="T3"/></text:p>
      <text:p text:style-name="P29">Get response</text:p>
      <text:p text:style-name="P33"><text:span text:style-name="T3">webClient</text:span></text:p>
      <text:p text:style-name="P33"><text:span text:style-name="T3"><text:s text:c="12"/></text:span><text:span text:style-name="T12">&lt;code to send request, see above&gt;</text:span></text:p>
      <text:p text:style-name="P33"><text:span text:style-name="T3"><text:s text:c="12"/>.retrieve() - </text:span><text:span text:style-name="T14">next methods give simple mapping to Mono/Flux&lt;User&gt;</text:span></text:p>
      <text:p text:style-name="P33"><text:span text:style-name="T3"><text:tab/></text:span><text:span text:style-name="T29">or</text:span></text:p>
      <text:p text:style-name="P37"><text:span text:style-name="T13"><text:tab/>.exchangeToMono(...)/exchangeToFlux(…) - </text:span><text:span text:style-name="T14">with func. ClientResponse → Mono/Flux&lt;Object&gt;. Gives more control.</text:span></text:p>
      <text:p text:style-name="P37"><text:span text:style-name="T3"><text:tab/></text:span></text:p>
      <text:p text:style-name="P6"><text:span text:style-name="T35">Possible after retrieve()</text:span></text:p>
      <text:p text:style-name="P37"><text:span text:style-name="T3">.onStatus(HttpStatus::…</text:span><text:span text:style-name="T13">, response → … return Mono&lt;some <text:s/>Throwable&gt;) - custom error <text:tab/><text:tab/>handling. by default </text:span><text:span text:style-name="T29">4xx or 5xx status codes cause WebClientResponseException</text:span><text:span text:style-name="T13">.</text:span></text:p>
      <text:p text:style-name="P36"><text:span text:style-name="T13"><text:tab/><text:tab/></text:span></text:p>
      <text:p text:style-name="P33"><text:span text:style-name="T3">.</text:span><text:span text:style-name="T12">toEntity(User.class) – to get Mono&lt;ResponseEntity&lt;User&gt;&gt;</text:span></text:p>
      <text:p text:style-name="P33"><text:span text:style-name="T28">or</text:span></text:p>
      <text:p text:style-name="P12"><text:span text:style-name="T38">.toEntityList(User.class) – to get Mono&lt;ResponseEntity&lt;</text:span><text:span text:style-name="T28">List</text:span><text:span text:style-name="T38">&lt;User&gt;&gt;&gt;</text:span></text:p>
      <text:p text:style-name="P12"><text:span text:style-name="T29">or</text:span></text:p>
      <text:p text:style-name="P33"><text:span text:style-name="T3"><text:s/>.bodyToMono(User.class) – </text:span><text:span text:style-name="T12">to get Mono&lt;User&gt;</text:span></text:p>
      <text:p text:style-name="P33"><text:span text:style-name="T28">or</text:span></text:p>
      <text:p text:style-name="P33"><text:span text:style-name="T12">.bodyToFlux(User.class) – to get Flux&lt;User&gt;</text:span></text:p>
      <text:p text:style-name="P8"><text:span text:style-name="T38">o</text:span>r</text:p>
      <text:p text:style-name="P39"><text:span text:style-name="T1">.bodyToMono(Void.class) – </text:span><text:span text:style-name="T23">if body is not expected, </text:span><text:span text:style-name="T30">ignore body??</text:span></text:p>
      <text:p text:style-name="P38"><text:span text:style-name="T12"/></text:p>
      <text:p text:style-name="P7"><text:span text:style-name="T38">P</text:span>ossible methods with Mono/Flux&lt;&gt;</text:p>
      <text:p text:style-name="P33"><text:span text:style-name="T3">.retryWhen(Retry.fixedDelay(3, Duration.ofMillis(100)))</text:span></text:p>
      <text:p text:style-name="P5"><text:span text:style-name="T3">.block(); - </text:span><text:span text:style-name="T12">to make synchronous and to get User</text:span></text:p>
      <text:p text:style-name="P33"><text:span text:style-name="T3"/></text:p>
      <text:p text:style-name="P33"><text:span text:style-name="T3">.doOnError(error -&gt; log.error("An error has occurred {}", error.getMessage()))</text:span></text:p>
      <text:p text:style-name="P20"><text:span text:style-name="T3"><text:s text:c="12"/>.onErrorResume(error -&gt; Mono.just(new User()))</text:span></text:p>
      <text:p text:style-name="P19"><text:span text:style-name="T1"/></text:p>
      <text:p text:style-name="P30"><text:soft-page-break/>Configure HttpClient from Reactor Netty</text:p>
      <text:p text:style-name="P28"><text:span text:style-name="T37">Resources</text:span></text:p>
      <text:p text:style-name="P25"><text:span text:style-name="T8">By default, HttpClient participates in the global Reactor Netty resources from reactor.netty.http.HttpResources. </text:span></text:p>
      <text:p text:style-name="P3"><text:span text:style-name="T37">If server stops NOT toogather with process → resources are not released.</text:span></text:p>
      <text:p text:style-name="P11"><text:span text:style-name="T37">Pun in app. context </text:span>new ReactorResourceFactory(), <text:span text:style-name="T37">which will close resources, when context closes.</text:span></text:p>
      <text:p text:style-name="P26"><text:span text:style-name="T9">To define specific(not reactor netty global) resources:</text:span></text:p>
      <text:p text:style-name="P26"><text:span text:style-name="T9">- create new ReactorResourceFactory() and configure it</text:span></text:p>
      <text:p text:style-name="P26"><text:span text:style-name="T9">- pass this factory to adapter: new </text:span><text:span text:style-name="T3">ReactorClientHttpConnector(…</text:span><text:span text:style-name="T9">)</text:span></text:p>
      <text:p text:style-name="P27"><text:span text:style-name="T1"/></text:p>
      <text:p text:style-name="P24">Instantiation</text:p>
      <text:p text:style-name="P27"><text:span text:style-name="T1">instance = HttpClient.create()</text:span></text:p>
      <text:p text:style-name="P27"><text:span text:style-name="T1">and configure with</text:span></text:p>
      <text:p text:style-name="P27"><text:span text:style-name="T1">.option(ChannelOption.CONNECT_TIMEOUT_MILLIS, … ) - connection timeout</text:span></text:p>
      <text:p text:style-name="P27"><text:span text:style-name="T1">.responseTimeout(Duration.ofSeconds(2)) – </text:span><text:span text:style-name="T10">response timeout</text:span></text:p>
      <text:p text:style-name="P27"><text:span text:style-name="T10">.doOnConnected(conn -&gt; conn</text:span></text:p>
      <text:p text:style-name="P27"><text:span text:style-name="T10"><text:s text:c="16"/>.addHandlerLast(new ReadTimeoutHandler(10)) – </text:span><text:span text:style-name="T11">read timeout</text:span></text:p>
      <text:p text:style-name="P27"><text:span text:style-name="T10"><text:s text:c="16"/>.addHandlerLast(new WriteTimeoutHandler(10)) – </text:span><text:span text:style-name="T11">write timeout</text:span></text:p>
      <text:p text:style-name="P27"><text:span text:style-name="T10"/></text:p>
      <text:p text:style-name="P17"><text:span text:style-name="T1"/></text:p>
      <text:p text:style-name="P17"><text:span text:style-name="T1"/></text:p>
      <text:p text:style-name="P4"><text:span text:style-name="T35">F</text:span>eatures</text:p>
      <text:p text:style-name="P33"><text:span text:style-name="T12">1. </text:span><text:span text:style-name="T10">Timeout </text:span><text:span text:style-name="T12">for </text:span><text:span text:style-name="T3">s</text:span><text:span text:style-name="T10">pecific request </text:span></text:p>
      <text:p text:style-name="P15"><text:span text:style-name="T3">WebClient.create().get()</text:span></text:p>
      <text:p text:style-name="P15"><text:span text:style-name="T3"><text:s text:c="8"/>.uri("https://example.org/path")</text:span></text:p>
      <text:p text:style-name="P15"><text:span text:style-name="T3"><text:s text:c="8"/>.httpRequest(httpRequest -&gt; {</text:span></text:p>
      <text:p text:style-name="P15"><text:span text:style-name="T3"><text:s text:c="12"/>HttpClientRequest reactorRequest = httpRequest.getNativeRequest();</text:span></text:p>
      <text:p text:style-name="P15"><text:span text:style-name="T3"><text:s text:c="12"/>reactorRequest.responseTimeout(Duration.ofSeconds(2));</text:span></text:p>
      <text:p text:style-name="P15"><text:span text:style-name="T3"><text:s text:c="8"/>})</text:span></text:p>
      <text:p text:style-name="P15"><text:span text:style-name="T3"><text:s text:c="8"/>.retrieve()</text:span></text:p>
      <text:p text:style-name="P15"><text:span text:style-name="T3"><text:s text:c="8"/>.bodyToMono(String.class);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aco" svg:font-family="Monaco, Menlo, Consolas, 'courier new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8-01T19:25:07.859000000</dc:date>
    <meta:editing-duration>PT2H14M51S</meta:editing-duration>
    <meta:editing-cycles>18</meta:editing-cycles>
    <meta:document-statistic meta:table-count="0" meta:image-count="0" meta:object-count="0" meta:page-count="3" meta:paragraph-count="104" meta:word-count="546" meta:character-count="5099" meta:non-whitespace-character-count="4434"/>
  </office:meta>
</office:document-meta>
</file>